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afb9" officeooo:paragraph-rsid="0000afb9"/>
    </style:style>
    <style:style style:name="P2" style:family="paragraph" style:parent-style-name="Table_20_Contents">
      <style:text-properties fo:font-weight="bold" officeooo:rsid="0000afb9" officeooo:paragraph-rsid="0000afb9" style:font-weight-asian="bold" style:font-weight-complex="bold"/>
    </style:style>
    <style:style style:name="P3" style:family="paragraph" style:parent-style-name="Table_20_Contents">
      <style:text-properties officeooo:paragraph-rsid="0000afb9"/>
    </style:style>
    <style:style style:name="P4" style:family="paragraph" style:parent-style-name="Standard">
      <style:text-properties officeooo:rsid="0000afb9" officeooo:paragraph-rsid="0000afb9"/>
    </style:style>
    <style:style style:name="P5" style:family="paragraph" style:parent-style-name="Standard">
      <style:text-properties fo:font-weight="bold" officeooo:rsid="0000afb9" officeooo:paragraph-rsid="0000afb9" style:font-weight-asian="bold" style:font-weight-complex="bold"/>
    </style:style>
    <style:style style:name="P6" style:family="paragraph" style:parent-style-name="Standard" style:list-style-name="L1">
      <style:text-properties fo:font-weight="bold" officeooo:rsid="0000afb9" officeooo:paragraph-rsid="0000afb9" style:font-weight-asian="bold" style:font-weight-complex="bold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officeooo:rsid="0000afb9" officeooo:paragraph-rsid="0000afb9" style:font-weight-asian="bold" style:font-weight-complex="bold"/>
    </style:style>
    <style:style style:name="P8" style:family="paragraph" style:parent-style-name="Standard">
      <style:text-properties officeooo:rsid="00026752" officeooo:paragraph-rsid="00026752"/>
    </style:style>
    <style:style style:name="T1" style:family="text">
      <style:text-properties officeooo:rsid="0000afb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underline-style="none" officeooo:rsid="0000af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ACTA DE REUNIÓN </text:p>
      <text:p text:style-name="P4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Reunión convocada por</text:p>
          </table:table-cell>
          <table:table-cell table:style-name="Tabla1.B1" office:value-type="string">
            <text:p text:style-name="Table_20_Contents"><text:s/><text:span text:style-name="T1">[apellidos, nombre]</text:span></text:p>
          </table:table-cell>
        </table:table-row>
        <table:table-row>
          <table:table-cell table:style-name="Tabla1.A2" office:value-type="string">
            <text:p text:style-name="P2">Secretario </text:p>
          </table:table-cell>
          <table:table-cell table:style-name="Tabla1.B2" office:value-type="string">
            <text:p text:style-name="Table_20_Contents"><text:s/><text:span text:style-name="T1">[apellidos, nombre]</text:span></text:p>
          </table:table-cell>
        </table:table-row>
        <table:table-row>
          <table:table-cell table:style-name="Tabla1.A2" office:value-type="string">
            <text:p text:style-name="P2">Fecha de reunión</text:p>
          </table:table-cell>
          <table:table-cell table:style-name="Tabla1.B2" office:value-type="string">
            <text:p text:style-name="Table_20_Contents"><text:s/><text:span text:style-name="T1">[dd/mm/yyyy]</text:span></text:p>
          </table:table-cell>
        </table:table-row>
        <table:table-row>
          <table:table-cell table:style-name="Tabla1.A2" office:value-type="string">
            <text:p text:style-name="P2">Hora de reunión</text:p>
          </table:table-cell>
          <table:table-cell table:style-name="Tabla1.B2" office:value-type="string">
            <text:p text:style-name="P1"><text:s/>[hh:mm]</text:p>
          </table:table-cell>
        </table:table-row>
        <table:table-row>
          <table:table-cell table:style-name="Tabla1.A2" office:value-type="string">
            <text:p text:style-name="P2">Tipo de reunión</text:p>
          </table:table-cell>
          <table:table-cell table:style-name="Tabla1.B2" office:value-type="string">
            <text:p text:style-name="Table_20_Contents"><text:s/><text:span text:style-name="T1">[reunión de equipo / con el cliente / <text:s text:c="9"/>retrospectiva / etc]</text:span></text:p>
          </table:table-cell>
        </table:table-row>
        <table:table-row>
          <table:table-cell table:style-name="Tabla1.A2" office:value-type="string">
            <text:p text:style-name="P2">Lugar de reunión</text:p>
          </table:table-cell>
          <table:table-cell table:style-name="Tabla1.B2" office:value-type="string">
            <text:p text:style-name="Table_20_Contents"><text:s/><text:span text:style-name="T1">[lugar o vía por la que se realice la reunión]</text:span></text:p>
          </table:table-cell>
        </table:table-row>
        <table:table-row>
          <table:table-cell table:style-name="Tabla1.A2" office:value-type="string">
            <text:p text:style-name="P2">Asistentes</text:p>
          </table:table-cell>
          <table:table-cell table:style-name="Tabla1.B2" office:value-type="string">
            <text:p text:style-name="Table_20_Contents"><text:s/><text:span text:style-name="T1">[Apellidos, nombre]</text:span></text:p>
            <text:p text:style-name="P3"><text:s/><text:span text:style-name="T1">[Apellidos, nombre]</text:span></text:p>
            <text:p text:style-name="P3"><text:s/><text:span text:style-name="T5">[Apellidos, nombre]</text:span></text:p>
            <text:p text:style-name="P3"><text:span text:style-name="T5"><text:s/>[Apellidos, nombre]</text:span></text:p>
            <text:p text:style-name="P3"><text:span text:style-name="T5"><text:s/>[Apellidos, nombre]</text:span></text:p>
          </table:table-cell>
        </table:table-row>
      </table:table>
      <text:p text:style-name="P4"/>
      <text:p text:style-name="P4"/>
      <text:p text:style-name="P8">Se abordan los siguientes puntos del día:</text:p>
      <text:p text:style-name="P4"/>
      <text:p text:style-name="P5">1<text:span text:style-name="T2">er </text:span><text:span text:style-name="T3">punto del día: </text:span><text:span text:style-name="T4">[Escribir lo puntos propuestos para la reunión]</text:span></text:p>
      <text:list xml:id="list3350906725357620904" text:style-name="L1">
        <text:list-header>
          <text:p text:style-name="P6"><text:span text:style-name="T3"/></text:p>
        </text:list-header>
        <text:list-item>
          <text:p text:style-name="P6"><text:span text:style-name="T3">Conclusión: </text:span><text:span text:style-name="T4">[Conclusión para ese punto]</text:span></text:p>
          <text:p text:style-name="P6"><text:span text:style-name="T3"/></text:p>
        </text:list-item>
        <text:list-item>
          <text:p text:style-name="P6"><text:span text:style-name="T3">Planes de acción: <text:s/></text:span><text:span text:style-name="T4">[Que plan se va a llevar a cabo para resolver ese punto]</text:span></text:p>
          <text:p text:style-name="P6"><text:span text:style-name="T3"/></text:p>
        </text:list-item>
        <text:list-item>
          <text:p text:style-name="P6"><text:span text:style-name="T3">Plazo: </text:span><text:span text:style-name="T4">[Fecha para realizar los planes de acción]</text:span></text:p>
          <text:p text:style-name="P7"><text:span text:style-name="T3"/></text:p>
        </text:list-item>
      </text:list>
      <text:p text:style-name="P5"><text:span text:style-name="T3">2º punto del día: </text:span><text:span text:style-name="T4">[Escribir lo puntos propuestos para la reunión]</text:span></text:p>
      <text:list xml:id="list191250988454190" text:continue-numbering="true" text:style-name="L1">
        <text:list-header>
          <text:p text:style-name="P6"><text:span text:style-name="T3"/></text:p>
        </text:list-header>
        <text:list-item>
          <text:p text:style-name="P6"><text:span text:style-name="T3">Conclusión: </text:span><text:span text:style-name="T4">[Conclusión para ese punto]</text:span></text:p>
          <text:p text:style-name="P6"><text:span text:style-name="T3"/></text:p>
        </text:list-item>
        <text:list-item>
          <text:p text:style-name="P6"><text:span text:style-name="T3">Planes de acción: <text:s/></text:span><text:span text:style-name="T4">[Que plan se va a llevar a cabo para resolver ese punto]</text:span></text:p>
          <text:p text:style-name="P6"><text:span text:style-name="T3"/></text:p>
        </text:list-item>
        <text:list-item>
          <text:p text:style-name="P6"><text:span text:style-name="T3">Plazo: </text:span><text:span text:style-name="T4">[Fecha para realizar los planes de acción]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>[siguientes puntos del día con su esquema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53:23.932000000</meta:creation-date>
    <dc:date>2017-11-17T19:12:49.749000000</dc:date>
    <meta:editing-duration>PT2M4S</meta:editing-duration>
    <meta:editing-cycles>2</meta:editing-cycles>
    <meta:generator>LibreOffice/5.0.0.5$Windows_x86 LibreOffice_project/1b1a90865e348b492231e1c451437d7a15bb262b</meta:generator>
    <meta:document-statistic meta:table-count="1" meta:image-count="0" meta:object-count="0" meta:page-count="1" meta:paragraph-count="36" meta:word-count="162" meta:character-count="949" meta:non-whitespace-character-count="805"/>
  </office:meta>
</office:document-meta>
</file>